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adf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text:tab/><text:tab/><text:tab/><text:tab/> <text:span text:style-name="T1">PPO <text:s/>pytorch复现步骤与注意事项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1:37:03.940981750</meta:creation-date>
    <dc:date>2020-12-28T11:38:34.379657388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1" meta:character-count="29" meta:non-whitespace-character-count="19"/>
  </office:meta>
</office:document-meta>
</file>